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50e784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fb98046"/>
    </style:style>
    <style:style style:name="P33" style:family="paragraph" style:parent-style-name="Standard">
      <style:text-properties officeooo:paragraph-rsid="0fb98046"/>
    </style:style>
    <style:style style:name="P3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5" style:family="paragraph" style:parent-style-name="Standard">
      <style:text-properties officeooo:rsid="0e8aa5aa" officeooo:paragraph-rsid="0fb98046"/>
    </style:style>
    <style:style style:name="P36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officeooo:paragraph-rsid="100a8329"/>
    </style:style>
    <style:style style:name="P40" style:family="paragraph" style:parent-style-name="Footnote">
      <style:text-properties officeooo:paragraph-rsid="105c5e96"/>
    </style:style>
    <style:style style:name="P41" style:family="paragraph" style:parent-style-name="Footnote">
      <style:text-properties style:font-name="Liberation Sans1" officeooo:paragraph-rsid="1015e93a"/>
    </style:style>
    <style:style style:name="P42" style:family="paragraph" style:parent-style-name="Footnote">
      <style:paragraph-properties style:writing-mode="lr-tb"/>
      <style:text-properties officeooo:paragraph-rsid="114ea50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text-align="center" style:justify-single-word="false"/>
      <style:text-properties officeooo:paragraph-rsid="0e03342d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rsid="0fde3dbd" officeooo:paragraph-rsid="102ebb8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paragraph-properties fo:text-align="center" style:justify-single-word="false"/>
      <style:text-properties officeooo:paragraph-rsid="0e0bda5c"/>
    </style:style>
    <style:style style:name="P57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58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59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officeooo:paragraph-rsid="10178c94"/>
    </style:style>
    <style:style style:name="P61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2" style:family="paragraph" style:parent-style-name="Standard">
      <style:text-properties officeooo:paragraph-rsid="0fad1a3f"/>
    </style:style>
    <style:style style:name="P63" style:family="paragraph" style:parent-style-name="Standard">
      <style:text-properties officeooo:paragraph-rsid="0fcd2b2a"/>
    </style:style>
    <style:style style:name="P64" style:family="paragraph" style:parent-style-name="Standard">
      <style:text-properties officeooo:paragraph-rsid="10bb6617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c51381"/>
    </style:style>
    <style:style style:name="P70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5" style:family="paragraph" style:parent-style-name="Standard">
      <style:paragraph-properties style:writing-mode="lr-tb"/>
      <style:text-properties officeooo:paragraph-rsid="1150e784"/>
    </style:style>
    <style:style style:name="P76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7" style:family="paragraph" style:parent-style-name="Standard">
      <style:text-properties officeooo:paragraph-rsid="10e03ba9"/>
    </style:style>
    <style:style style:name="P78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79" style:family="paragraph" style:parent-style-name="Standard">
      <style:text-properties officeooo:paragraph-rsid="0fc931f5"/>
    </style:style>
    <style:style style:name="P80" style:family="paragraph" style:parent-style-name="Standard">
      <style:text-properties officeooo:paragraph-rsid="10ab1f0a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officeooo:paragraph-rsid="0e8aa5aa"/>
    </style:style>
    <style:style style:name="P83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4" style:family="paragraph" style:parent-style-name="Standard">
      <style:text-properties officeooo:paragraph-rsid="1020f7f1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3" style:family="paragraph" style:parent-style-name="Standard">
      <style:paragraph-properties fo:text-align="center" style:justify-single-word="false"/>
      <style:text-properties officeooo:paragraph-rsid="0e82f1b0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0e784"/>
    </style:style>
    <style:style style:name="P95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99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0" style:family="paragraph" style:parent-style-name="Standard">
      <style:text-properties officeooo:paragraph-rsid="0f99f892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font-name="Liberation Sans1" fo:font-size="12pt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officeooo:rsid="10048e31"/>
    </style:style>
    <style:style style:name="T174" style:family="text">
      <style:text-properties style:font-name="Liberation Sans1" officeooo:rsid="10048e31"/>
    </style:style>
    <style:style style:name="T175" style:family="text">
      <style:text-properties officeooo:rsid="10048e31" style:font-size-asian="11pt" style:font-size-complex="11pt"/>
    </style:style>
    <style:style style:name="T176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8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79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officeooo:rsid="101b90cf"/>
    </style:style>
    <style:style style:name="T186" style:family="text">
      <style:text-properties officeooo:rsid="10b5b188"/>
    </style:style>
    <style:style style:name="T18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officeooo:rsid="101e15d6"/>
    </style:style>
    <style:style style:name="T190" style:family="text">
      <style:text-properties officeooo:rsid="10a19599"/>
    </style:style>
    <style:style style:name="T1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style:font-name="Liberation Sans1" fo:font-size="12pt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text:span text:style-name="Strong_20_Emphasis"><text:span text:style-name="T81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85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87">bash 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0">V</text:span><text:span text:style-name="T91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25"><text:span text:style-name="T75">Druk op de Super-toets</text:span><text:span text:style-name="T92">2</text:span><text:span text:style-name="T75">, ty</text:span><text:span text:style-name="T93">p </text:span><text:span text:style-name="User_20_Entry"><text:span text:style-name="T94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3"><text:span text:style-name="T99">Selecteer</text:span><text:span text:style-name="T58"> </text:span><text:span text:style-name="Strong_20_Emphasis"><text:span text:style-name="T100">1</text:span></text:span><text:span text:style-name="T101"> </text:span><text:span text:style-name="T102">Installatie voorbereiden</text:span><text:span text:style-name="T103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39"><text:span text:style-name="T104">Start de computer op vanaf</text:span><text:span text:style-name="T104"><text:note text:id="ftn3" text:note-class="footnote"><text:note-citation>1</text:note-citation><text:note-body><text:p text:style-name="P40"><text:span text:style-name="T105">B</text:span><text:span text:style-name="T106">ootmenu/</text:span><text:span text:style-name="T105">S</text:span><text:span text:style-name="T106">etup</text:span><text:span text:style-name="T107"> via </text:span><text:span text:style-name="T108">é</text:span><text:span text:style-name="T109">é</text:span><text:span text:style-name="T105">n van de </text:span><text:span text:style-name="T110">v</text:span><text:span text:style-name="T111">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4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1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2"><text:span text:style-name="T131">Ga naar</text:span><text:span text:style-name="T132"> </text:span><text:a xlink:type="simple" xlink:href="https://www.debian.org/" text:style-name="Internet_20_link" text:visited-style-name="Visited_20_Internet_20_Link"><text:span text:style-name="T133">debian.org</text:span></text:a><text:span text:style-name="T132">, </text:span><text:span text:style-name="T134">en </text:span><text:span text:style-name="T135">klik op</text:span><text:span text:style-name="T134"> </text:span><text:span text:style-name="Strong_20_Emphasis"><text:span text:style-name="T136">Andere</text:span></text:span><text:span text:style-name="Strong_20_Emphasis"><text:span text:style-name="T137"> downloads</text:span></text:span><text:span text:style-name="T138"> (onder “Download</text:span><text:span text:style-name="T139">en”</text:span><text:span text:style-name="T138">) </text:span><text:span text:style-name="T134">en </text:span><text:span text:style-name="T135">vervolgens op</text:span><text:span text:style-name="T138"> </text:span><text:span text:style-name="Strong_20_Emphasis"><text:span text:style-name="T136">Ander</text:span></text:span><text:span text:style-name="Strong_20_Emphasis"><text:span text:style-name="T137"> live-ISO</text:span></text:span><text:span text:style-name="T138"> (onder “Debian live uitproberen voordat u installeert”</text:span><text:span text:style-name="T140">).<text:line-break/></text:span><text:span text:style-name="T139">Klik op éé</text:span><text:span text:style-name="T131">n</text:span><text:span text:style-name="T141"> van de volgende drie</text:span><text:span text:style-name="T139">:<text:line-break/></text:span><text:span text:style-name="Strong_20_Emphasis"><text:span text:style-name="T140">debian-live-...-amd64-</text:span></text:span><text:span text:style-name="Strong_20_Emphasis"><text:span text:style-name="T142">gnome</text:span></text:span><text:span text:style-name="Strong_20_Emphasis"><text:span text:style-name="T143">.iso</text:span></text:span><text:span text:style-name="Strong_20_Emphasis"><text:span text:style-name="T144"><text:tab/><text:tab/></text:span></text:span><text:span text:style-name="Strong_20_Emphasis"><text:span text:style-name="T145">het </text:span></text:span><text:span text:style-name="Strong_20_Emphasis"><text:span text:style-name="T146">meest gebruikt,</text:span></text:span><text:span text:style-name="Strong_20_Emphasis"><text:span text:style-name="T139"> </text:span></text:span><text:span text:style-name="Strong_20_Emphasis"><text:span text:style-name="T145">werkt </text:span></text:span><text:span text:style-name="T147">als</text:span><text:span text:style-name="T139"> Ubuntu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cinnamon</text:span></text:span><text:span text:style-name="Strong_20_Emphasis"><text:span text:style-name="T143">.iso</text:span></text:span><text:span text:style-name="T144"> <text:tab/></text:span><text:span text:style-name="T145">werkt </text:span><text:span text:style-name="T148">zo</text:span><text:span text:style-name="T147">als</text:span><text:span text:style-name="T149"> Windows en Linux Mint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lxqt</text:span></text:span><text:span text:style-name="Strong_20_Emphasis"><text:span text:style-name="T143">.iso</text:span></text:span><text:span text:style-name="T144"> <text:tab/><text:tab/><text:tab/>meer geschikt voor oude computers</text:span><text:span text:style-name="T149"><text:line-break/></text:span><text:span text:style-name="Strong_20_Emphasis"><text:span text:style-name="T150">O</text:span></text:span><text:span text:style-name="Strong_20_Emphasis"><text:span text:style-name="T151">p </text:span></text:span><text:a xlink:type="simple" xlink:href="https://karelzimmer.nl/" text:style-name="Internet_20_link" text:visited-style-name="Visited_20_Internet_20_Link"><text:span text:style-name="Strong_20_Emphasis"><text:span text:style-name="T152">karelzimmer.nl</text:span></text:span></text:a><text:span text:style-name="Strong_20_Emphasis"><text:span text:style-name="T151">, </text:span></text:span><text:span text:style-name="Strong_20_Emphasis"><text:span text:style-name="T150">onder </text:span></text:span><text:span text:style-name="Strong_20_Emphasis"><text:span text:style-name="T153">Linux!</text:span></text:span><text:span text:style-name="Strong_20_Emphasis"><text:span text:style-name="T150">, </text:span></text:span><text:span text:style-name="Strong_20_Emphasis"><text:span text:style-name="T154">boven</text:span></text:span><text:span text:style-name="Strong_20_Emphasis"><text:span text:style-name="T155">aan de</text:span></text:span><text:span text:style-name="Strong_20_Emphasis"><text:span text:style-name="T154"> </text:span></text:span><text:span text:style-name="Strong_20_Emphasis"><text:span text:style-name="T153">Linux info</text:span></text:span><text:span text:style-name="Strong_20_Emphasis"><text:span text:style-name="T150">, vindt u instructies voor het maken van een opstartbare USB-stick.</text:span></text:span></text:p></text:note-body></text:note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3"><text:span text:style-name="T99">Selecteer</text:span><text:span text:style-name="T157"> </text:span><text:span text:style-name="Strong_20_Emphasis"><text:span text:style-name="T158">Live </text:span></text:span><text:span text:style-name="Strong_20_Emphasis"><text:span text:style-name="T159">system (amd64)</text:span></text:span><text:span text:style-name="T160"> </text:span><text:span text:style-name="T161">en druk op de </text:span><text:span text:style-name="T162">Enter</text:span><text:span text:style-name="T163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5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5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49"><text:span text:style-name="T164">Start de installatie</text:span><text:span text:style-name="T165"> </text:span><text:span text:style-name="T76">via </text:span><text:span text:style-name="T166">een </text:span><text:span text:style-name="T167">klik op </text:span><text:span text:style-name="Strong_20_Emphasis"><text:span text:style-name="T168">Activities</text:span></text:span><text:span text:style-name="T167"> en </text:span><text:span text:style-name="T169">een </text:span><text:span text:style-name="T167">klik op</text:span><text:span text:style-name="T170"> </text:span><text:span text:style-name="Strong_20_Emphasis"><text:span text:style-name="T171">Install Debia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7" office:value-type="string">
            <text:p text:style-name="P50"><text:span text:style-name="T173">Typ</text:span><text:span text:style-name="T174"> </text:span><text:span text:style-name="User_20_Entry"><text:span text:style-name="T175">live</text:span></text:span><text:span text:style-name="T174"> als</text:span><text:span text:style-name="T173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2"><text:span text:style-name="Emphasis"><text:span text:style-name="T176">Volg de installatieschermen en vul deze in.</text:span></text:span><text:span text:style-name="T177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78">Maak verbinding met het </text:span><text:span text:style-name="T179">netwerk</text:span><text:span text:style-name="T178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4"><text:span text:style-name="T164">Bij </text:span><text:span text:style-name="Strong_20_Emphasis"><text:span text:style-name="T180">Welcome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5"><text:span text:style-name="T181">K</text:span><text:span text:style-name="T164">ies </text:span><text:span text:style-name="Strong_20_Emphasis"><text:span text:style-name="T180">Nederlands</text:span></text:span><text:span text:style-name="T164"> </text:span><text:span text:style-name="T182">en klik op </text:span><text:span text:style-name="Strong_20_Emphasis"><text:span text:style-name="T183">Volgend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57">Bij <text:span text:style-name="T184">Locatie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8"><text:span text:style-name="T185">B</text:span>ij <text:span text:style-name="T184">Regio</text:span> <text:span text:style-name="T185">kies</text:span> <text:span text:style-name="T184">Europa</text:span> 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57">Bij <text:span text:style-name="T184">Toetsenbord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9" office:value-type="string">
            <text:p text:style-name="P58"><text:span text:style-name="T189">K</text:span>ies <text:span text:style-name="T184">English (US)</text:span> <text:span text:style-name="T190">en </text:span><text:span text:style-name="Strong_20_Emphasis"><text:span text:style-name="T190">English (US, intl., with dead keys)</text:span></text:span><text:span text:style-name="T190">, </text:span>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2"><text:span text:style-name="T191">Bij </text:span><text:span text:style-name="Strong_20_Emphasis"><text:span text:style-name="T192">Gebruikers</text:span></text:span><text:span text:style-name="T191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3"><text:span text:style-name="T193">V</text:span><text:span text:style-name="T191">ul in </text:span><text:span text:style-name="Strong_20_Emphasis"><text:span text:style-name="T194">Wat is je naam?</text:span></text:span><text:span text:style-name="T195"> &lt;</text:span><text:span text:style-name="T196">gebruiker&gt;</text:span><text:span text:style-name="T197">,</text:span><text:span text:style-name="Strong_20_Emphasis"><text:span text:style-name="T198"><text:line-break/></text:span></text:span><text:span text:style-name="Strong_20_Emphasis"><text:span text:style-name="T194">Welke naam wil je gebruiken om in te loggen?</text:span></text:span><text:span text:style-name="T199"> &lt;</text:span><text:span text:style-name="T200">gebruikers</text:span><text:span text:style-name="T196">naam&gt;</text:span><text:span text:style-name="T164">,</text:span><text:span text:style-name="Strong_20_Emphasis"><text:span text:style-name="T201"><text:line-break/></text:span></text:span><text:span text:style-name="Strong_20_Emphasis"><text:span text:style-name="T202">Wat is de </text:span></text:span><text:span text:style-name="Strong_20_Emphasis"><text:span text:style-name="T194">naam van deze </text:span></text:span><text:span text:style-name="Strong_20_Emphasis"><text:span text:style-name="T202">computer</text:span></text:span><text:span text:style-name="Strong_20_Emphasis"><text:span text:style-name="T203"> </text:span></text:span><text:span text:style-name="T204">&lt;</text:span><text:span text:style-name="T196">computernaam&gt;</text:span><text:span text:style-name="T195">,</text:span></text:p>
            <text:p text:style-name="P64"><text:span text:style-name="T199">v</text:span><text:span text:style-name="T195">ul </text:span><text:span text:style-name="T205">tweemaal het </text:span><text:span text:style-name="Strong_20_Emphasis"><text:span text:style-name="T206">wachtwoord</text:span></text:span><text:span text:style-name="T205"> </text:span><text:span text:style-name="T195">in</text:span><text:span text:style-name="T207"> </text:span><text:span text:style-name="T182">en klik op </text:span><text:span text:style-name="Strong_20_Emphasis"><text:span text:style-name="T208">Volgende</text:span></text:span><text:span text:style-name="T182">.</text:span>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66"><text:span text:style-name="Strong_20_Emphasis"><text:span text:style-name="T209">Installatie </text:span></text:span><text:span text:style-name="Strong_20_Emphasis"><text:span text:style-name="T210">afronden</text:span></text:span></text:p>
        </text:list-item>
      </text:list>
      <text:p text:style-name="P6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48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69"><text:span text:style-name="T211">Aanmelden als </text:span><text:span text:style-name="T60">&lt;</text:span><text:span text:style-name="T62">gebruike</text:span><text:span text:style-name="T63">r&gt;</text:span><text:span text:style-name="T166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><text:span text:style-name="Strong_20_Emphasis"><text:span text:style-name="T212">☐</text:span></text:span></text:p>
          </table:table-cell>
          <table:table-cell table:style-name="_33_._5f_Installatie_5f_afronden.C3" office:value-type="string">
            <text:p text:style-name="P74"><text:span text:style-name="T213">Volg de welkomstschermen.</text:span><text:span text:style-name="T214"/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5"><text:span text:style-name="T75">Druk op de Super-toets</text:span><text:span text:style-name="T75"><text:note text:id="ftn6" text:note-class="footnote"><text:note-citation>1</text:note-citation><text:note-body><text:p text:style-name="P76">Windows-, command- of vergrootglastoets.</text:p></text:note-body></text:note></text:span><text:span text:style-name="T75">, ty</text:span><text:span text:style-name="T93">p </text:span><text:span text:style-name="User_20_Entry"><text:span text:style-name="T215">term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7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216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7" office:value-type="string">
            <text:p text:style-name="P79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80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80"><text:span text:style-name="User_20_Entry"><text:span text:style-name="T87">bash </text:span></text:span><text:span text:style-name="User_20_Entry"><text:span text:style-name="T89">g</text:span></text:span><text:span text:style-name="User_20_Entry"><text:span text:style-name="T217">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0" office:value-type="string">
            <text:p text:style-name="P82"><text:span text:style-name="Strong_20_Emphasis"><text:span text:style-name="T84">V</text:span></text:span><text:span text:style-name="Strong_20_Emphasis"><text:span text:style-name="T91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25"><text:span text:style-name="T75">Druk op de Super-toets</text:span><text:span text:style-name="T92">1</text:span><text:span text:style-name="T75">, t</text:span><text:span text:style-name="T93">yp </text:span><text:span text:style-name="User_20_Entry"><text:span text:style-name="T218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/></text:p>
          </table:table-cell>
          <table:table-cell table:style-name="_33_._5f_Installatie_5f_afronden.C13" office:value-type="string">
            <text:p text:style-name="P84"><text:span text:style-name="T99">Selecteer</text:span><text:span text:style-name="T219"> </text:span><text:span text:style-name="Strong_20_Emphasis"><text:span text:style-name="T220">3</text:span></text:span><text:span text:style-name="T221"> </text:span><text:span text:style-name="T222">Installatie</text:span><text:span text:style-name="T223"> </text:span><text:span text:style-name="T224">afronden</text:span><text:span text:style-name="T103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4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67"><text:span text:style-name="Strong_20_Emphasis"><text:span text:style-name="T58"><text:tab/></text:span></text:span></text:p>
      <text:list text:continue-numbering="true" text:style-name="L1">
        <text:list-item>
          <text:p text:style-name="P85"><text:span text:style-name="Strong_20_Emphasis"><text:span text:style-name="T225">Gebruiker inrichten</text:span></text:span></text:p>
        </text:list-item>
      </text:list>
      <text:p text:style-name="P8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88"><text:span text:style-name="T211">Aanmelden als </text:span><text:span text:style-name="T60">&lt;</text:span><text:span text:style-name="T62">gebruike</text:span><text:span text:style-name="T63">r&gt;</text:span><text:span text:style-name="T64"><text:note text:id="ftn7" text:note-class="footnote"><text:note-citation>1</text:note-citation><text:note-body><text:p text:style-name="P89"><text:span text:style-name="T226">E</text:span><text:span text:style-name="T227">v</text:span><text:span text:style-name="T228">en</text:span><text:span text:style-name="T229">t</text:span><text:span text:style-name="T230">uele </text:span><text:span text:style-name="T231">extra </text:span><text:span text:style-name="T71">gebruiker</text:span><text:span text:style-name="T231">s aanmelden </text:span><text:span text:style-name="T232">en dezelfde stappen uitvoeren</text:span><text:span text:style-name="T233">.</text:span></text:p></text:note-body></text:note></text:span><text:span text:style-name="T211">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 table:style-name="Tabel2.3"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87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2"><text:span text:style-name="T234">Volg de welkomstschermen.</text:span><text:span text:style-name="T235"/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4"><text:span text:style-name="T76">Druk op de Super-toets</text:span><text:span text:style-name="T76"><text:note text:id="ftn8" text:note-class="footnote"><text:note-citation>2</text:note-citation><text:note-body><text:p text:style-name="P76">Windows-, command- of vergrootglastoets.</text:p></text:note-body></text:note></text:span><text:span text:style-name="T76">, t</text:span><text:span text:style-name="T93">yp </text:span><text:span text:style-name="User_20_Entry"><text:span text:style-name="T236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237">KZ</text:span></text:span><text:span text:style-name="Strong_20_Emphasis"><text:span text:style-name="T97">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96"><text:span text:style-name="T99">Selecteer</text:span><text:span text:style-name="T219"> </text:span><text:span text:style-name="Strong_20_Emphasis"><text:span text:style-name="T220">4</text:span></text:span><text:span text:style-name="T221"> </text:span><text:span text:style-name="T238">Gebruiker inrichten</text:span><text:span text:style-name="T103">.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7" office:value-type="string">
            <text:p text:style-name="P97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98"/>
      <text:p text:style-name="P99"/>
      <text:p text:style-name="P100"><text:span text:style-name="T239">E</text:span><text:span text:style-name="T240">inde c</text:span><text:span text:style-name="T241">hecklist, </text:span><text:span text:style-name="T242">d</text:span><text:span text:style-name="T241">e</text:span><text:span text:style-name="T243"> installatie van </text:span><text:span text:style-name="T243"><text:user-field-get text:name="Distro">Debian</text:user-field-get></text:span><text:span text:style-name="T116"><text:s/></text:span><text:span text:style-name="T117">Des</text:span><text:span text:style-name="T244">k</text:span><text:span text:style-name="T117">top</text:span><text:span text:style-name="T118"> </text:span><text:span text:style-name="T243">is voltooid.</text:span></text:p>
      <text:p text:style-name="P101"/>
      <text:list text:style-name="L2">
        <text:list-header>
          <text:p text:style-name="P102"><text:span text:style-name="T245">Geschreven door </text:span><text:a xlink:type="simple" xlink:href="mailto:info@karelzimmer.nl?subject=Checklist%20installatie%20Linux" text:style-name="Internet_20_link" text:visited-style-name="Visited_20_Internet_20_Link"><text:span text:style-name="T246">Karel Zimmer</text:span></text:a><text:span text:style-name="T247">.</text:span></text:p>
          <text:p text:style-name="P103"><text:span text:style-name="T248">Licentie </text:span><text:span text:style-name="T247">C</text:span><text:span text:style-name="T249">C0</text:span><text:span text:style-name="T247"> 1.0 </text:span><text:span text:style-name="T25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0"><text:s/></text:span><text:span text:style-name="T25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1-19T19:01:30.853873570">19-11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19T19:01:30.696590100</dc:date>
    <meta:keyword>Installatie</meta:keyword>
    <meta:keyword>Checklist</meta:keyword>
    <meta:keyword>Linux</meta:keyword>
    <meta:editing-cycles>7140</meta:editing-cycles>
    <meta:editing-duration>P13DT2H25S</meta:editing-duration>
    <meta:print-date>2025-02-26T16:34:17.960837243</meta:print-date>
    <meta:document-statistic meta:table-count="4" meta:image-count="2" meta:object-count="0" meta:page-count="4" meta:paragraph-count="94" meta:word-count="539" meta:character-count="3624" meta:non-whitespace-character-count="3153"/>
    <meta:user-defined meta:name="Info 1"/>
    <meta:user-defined meta:name="Info 2"/>
    <meta:user-defined meta:name="Info 3"/>
    <meta:user-defined meta:name="Info 4"/>
  </office:meta>
</office:document-meta>
</file>